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mework2_exercise2B.docx</text:p>
      <text:p text:style-name="Normal">The persistent requests I made to the AI chat helped ensure multiple things as it responded. The chat created simplified responses that are easy to understand for beginners while also providing a visual example to help see what is being explained. It also checked in once provided the information to make sure there is a grasp of the knowledge and also to clarify and common questions, even asking if it needed to create an additional study plan for that topic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ctoria ordonez</meta:initial-creator>
    <dc:creator>victoria ordonez</dc:creator>
    <meta:creation-date>2026-04-04T16:48:00Z</meta:creation-date>
    <dc:date>2026-04-04T16:53:00Z</dc:date>
    <meta:template xlink:href="Normal" xlink:type="simple"/>
    <meta:editing-cycles>2</meta:editing-cycles>
    <meta:editing-duration>PT300S</meta:editing-duration>
    <meta:document-statistic meta:page-count="1" meta:paragraph-count="1" meta:word-count="72" meta:character-count="488" meta:row-count="3" meta:non-whitespace-character-count="417"/>
  </office:meta>
</office:document-meta>
</file>